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2" style:family="table-column">
      <style:table-column-properties fo:break-before="auto" style:column-width="1.9028in"/>
    </style:style>
    <style:style style:name="co3" style:family="table-column">
      <style:table-column-properties fo:break-before="auto" style:column-width="1.5638in"/>
    </style:style>
    <style:style style:name="co4" style:family="table-column">
      <style:table-column-properties fo:break-before="auto" style:column-width="1.4764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style:font-name="Cambria1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/>
          <table:table-cell office:value-type="string">
            <text:p>File</text:p>
          </table:table-cell>
          <table:table-cell office:value-type="string">
            <text:p>What you did</text:p>
          </table:table-cell>
          <table:table-cell office:value-type="string">
            <text:p>Time Spent (minute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ai S.</text:p>
          </table:table-cell>
          <table:table-cell office:value-type="string">
            <text:p>travel_bus.html</text:p>
          </table:table-cell>
          <table:table-cell table:style-name="ce1" office:value-type="string">
            <text:p>Populated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vel_walking_biking.html</text:p>
          </table:table-cell>
          <table:table-cell table:style-name="ce1" office:value-type="string">
            <text:p>Populated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alking_map.png</text:p>
          </table:table-cell>
          <table:table-cell office:value-type="string">
            <text:p>Created; Edited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Editing, Javascript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avel_bus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walking_biking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privacy_policy.html</text:p>
          </table:table-cell>
          <table:table-cell table:style-name="ce1" office:value-type="string">
            <text:p>Creation</text:p>
          </table:table-cell>
          <table:table-cell table:style-name="ce1"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rdan C.</text:p>
          </table:table-cell>
          <table:table-cell table:style-name="ce1" office:value-type="string">
            <text:p>layout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>
            <text:p>travel_bus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input.html</text:p>
          </table:table-cell>
          <table:table-cell table:style-name="ce1" office:value-type="string">
            <text:p>Crea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inpu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inpu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alking_biking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 addtions</text:p>
          </table:table-cell>
          <table:table-cell table:style-name="ce1" office:value-type="string">
            <text:p>Edited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Html changes</text:p>
          </table:table-cell>
          <table:table-cell table:style-name="ce1" office:value-type="string">
            <text:p>Edited</text:p>
          </table:table-cell>
          <table:table-cell table:style-name="ce1" office:value-type="float" office:value="40">
            <text:p>40</text:p>
          </table:table-cell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>
            <text:p>Morgan S.</text:p>
          </table:table-cell>
          <table:table-cell table:style-name="ce1" office:value-type="string">
            <text:p>Emailed Kings Transit</text:p>
          </table:table-cell>
          <table:table-cell table:style-name="ce1" office:value-type="string">
            <text:p>Map Legality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basic_page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housing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avel_walking_biking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style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55">
            <text:p>5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style_travel_bus.css</text:p>
          </table:table-cell>
          <table:table-cell table:style-name="ce1" office:value-type="string">
            <text:p>Continued</text:p>
          </table:table-cell>
          <table:table-cell table:style-name="ce1" office:value-type="float" office:value="45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yle for all HTML files</text:p>
          </table:table-cell>
          <table:table-cell table:style-name="ce2" office:value-type="string">
            <text:p>created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yle_weather.css</text:p>
          </table:table-cell>
          <table:table-cell table:style-name="ce2" office:value-type="string">
            <text:p>Edited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 table:number-rows-repeated="981">
          <table:table-cell table:number-columns-repeated="1024"/>
        </table:table-row>
        <table:table-row table:style-name="ro2" table:number-rows-repeated="104755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/>
      <number:text>.</number:text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11/28/2017</text:date>, <text:time>20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20:22:58.26</dc:date>
    <meta:generator>OpenOffice/4.1.3$Win32 OpenOffice.org_project/413m1$Build-9783</meta:generator>
    <meta:editing-duration>PT5M2S</meta:editing-duration>
    <meta:editing-cycles>3</meta:editing-cycles>
    <dc:creator>Kairi </dc:creator>
    <meta:document-statistic meta:table-count="1" meta:cell-count="114" meta:object-count="0"/>
  </office:meta>
</office:document-meta>
</file>